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officeooo:rsid="00308a75" officeooo:paragraph-rsid="001a6520"/>
    </style:style>
    <style:style style:name="P2" style:family="paragraph" style:parent-style-name="Standard">
      <style:paragraph-properties fo:text-align="start" style:justify-single-word="false"/>
      <style:text-properties style:text-line-through-style="solid" style:text-line-through-type="single" officeooo:rsid="001a6520" officeooo:paragraph-rsid="001a6520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rsid="001b6c3a" officeooo:paragraph-rsid="001b6c3a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830a" officeooo:paragraph-rsid="001c830a"/>
    </style:style>
    <style:style style:name="P5" style:family="paragraph" style:parent-style-name="Standard">
      <style:paragraph-properties fo:text-align="center" style:justify-single-word="false"/>
      <style:text-properties officeooo:rsid="001f3c5c" officeooo:paragraph-rsid="001a6520"/>
    </style:style>
    <style:style style:name="P6" style:family="paragraph" style:parent-style-name="Standard">
      <style:paragraph-properties fo:text-align="start" style:justify-single-word="false"/>
      <style:text-properties officeooo:rsid="001f3c5c" officeooo:paragraph-rsid="001a6520"/>
    </style:style>
    <style:style style:name="P7" style:family="paragraph" style:parent-style-name="Standard">
      <style:paragraph-properties fo:text-align="start" style:justify-single-word="false"/>
      <style:text-properties officeooo:rsid="0020ab90" officeooo:paragraph-rsid="001a6520"/>
    </style:style>
    <style:style style:name="P8" style:family="paragraph" style:parent-style-name="Standard">
      <style:paragraph-properties fo:text-align="start" style:justify-single-word="false"/>
      <style:text-properties officeooo:rsid="0021faab" officeooo:paragraph-rsid="001a6520"/>
    </style:style>
    <style:style style:name="P9" style:family="paragraph" style:parent-style-name="Standard">
      <style:paragraph-properties fo:text-align="start" style:justify-single-word="false"/>
      <style:text-properties officeooo:rsid="0022e6a1" officeooo:paragraph-rsid="001a6520"/>
    </style:style>
    <style:style style:name="P10" style:family="paragraph" style:parent-style-name="Standard">
      <style:paragraph-properties fo:text-align="start" style:justify-single-word="false"/>
      <style:text-properties officeooo:paragraph-rsid="001a6520"/>
    </style:style>
    <style:style style:name="P11" style:family="paragraph" style:parent-style-name="Standard">
      <style:paragraph-properties fo:text-align="center" style:justify-single-word="false"/>
      <style:text-properties officeooo:paragraph-rsid="001a6520"/>
    </style:style>
    <style:style style:name="P12" style:family="paragraph" style:parent-style-name="Standard">
      <style:paragraph-properties fo:text-align="start" style:justify-single-word="false"/>
      <style:text-properties officeooo:rsid="001a6520" officeooo:paragraph-rsid="001a6520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3246cc"/>
    </style:style>
    <style:style style:name="T3" style:family="text">
      <style:text-properties style:text-line-through-style="none" style:text-line-through-type="none" officeooo:rsid="001b6c3a"/>
    </style:style>
    <style:style style:name="T4" style:family="text">
      <style:text-properties style:text-line-through-style="none" style:text-line-through-type="none" officeooo:rsid="001ca7b8"/>
    </style:style>
    <style:style style:name="T5" style:family="text">
      <style:text-properties style:text-line-through-style="none" style:text-line-through-type="none" officeooo:rsid="001ce377"/>
    </style:style>
    <style:style style:name="T6" style:family="text">
      <style:text-properties officeooo:rsid="003246cc"/>
    </style:style>
    <style:style style:name="T7" style:family="text">
      <style:text-properties officeooo:rsid="0021faab"/>
    </style:style>
    <style:style style:name="T8" style:family="text">
      <style:text-properties officeooo:rsid="001a6520"/>
    </style:style>
    <style:style style:name="T9" style:family="text">
      <style:text-properties officeooo:rsid="001f3c5c"/>
    </style:style>
    <style:style style:name="T10" style:family="text">
      <style:text-properties officeooo:rsid="001ca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9">Résumé </text:span><text:span text:style-name="T8">Présentation Dataset CICIDS2017</text:span></text:p>
      <text:p text:style-name="P5"/>
      <text:p text:style-name="P6">Objectif :</text:p>
      <text:p text:style-name="P7"/>
      <text:p text:style-name="P12"><text:span text:style-name="T10">Créer</text:span> un dataset qui contient des flux <text:span text:style-name="T10">réseaux</text:span> bénin<text:span text:style-name="T10">s</text:span> et des flux réseaux de 7 attaques communes</text:p>
      <text:p text:style-name="P7"/>
      <text:p text:style-name="P12">Introduction :</text:p>
      <text:p text:style-name="P12"/>
      <text:p text:style-name="P12">Il est difficile de réaliser un bon dataset réseaux. Ils sont souvent beaucoup trop anonymisé<text:span text:style-name="T10">s</text:span>. Nous avons créé un dataset pour <text:span text:style-name="T10">l’évaluation</text:span> d’IDS. Les données sont <text:span text:style-name="T10">entièrement</text:span> <text:span text:style-name="T10">labellisées</text:span> et se compose de flux caractéris<text:span text:style-name="T10">és</text:span> par 80 <text:span text:style-name="T10">paramètres.</text:span></text:p>
      <text:p text:style-name="P7"/>
      <text:p text:style-name="P7"><text:span text:style-name="T8">Anciens </text:span>Dataset :</text:p>
      <text:p text:style-name="P7"/>
      <text:p text:style-name="P7">Darpa : <text:span text:style-name="T8">dataset dépassé</text:span></text:p>
      <text:p text:style-name="P7">KDD99 : <text:span text:style-name="T8">Trop de redondance et beaucoup de corruption de donnée</text:span></text:p>
      <text:p text:style-name="P7">DEFCON : <text:span text:style-name="T8">trafic </text:span><text:span text:style-name="T10">différent</text:span><text:span text:style-name="T8"> de celui observé en environnement réel, beaucoup trop d’attaque</text:span><text:span text:style-name="T10">s</text:span></text:p>
      <text:p text:style-name="P12">CAIDA: Trop spécifique envers certaines <text:span text:style-name="T10">attaques</text:span> en particulier et payload anonymisé</text:p>
      <text:p text:style-name="P8">LBNL : <text:span text:style-name="T6">d</text:span>onné<text:span text:style-name="T6">es</text:span> internet <text:span text:style-name="T6">anonymisées</text:span> et sans payload</text:p>
      <text:p text:style-name="P8">CDX : <text:span text:style-name="T8">manque de diversité de trafic et pas assez de donné</text:span><text:span text:style-name="T10">e</text:span></text:p>
      <text:p text:style-name="P10"><text:span text:style-name="T7">Kyoto : </text:span><text:span text:style-name="T8">seulement des attaques en direction d’un honeypot</text:span></text:p>
      <text:p text:style-name="P8">Twente : <text:span text:style-name="T8">trop peu de donnée et de diversité d’attaques</text:span></text:p>
      <text:p text:style-name="P9">ISCX : <text:span text:style-name="T8">Pas de traces d’HTTPS</text:span></text:p>
      <text:p text:style-name="P9">ADFA-LD12 : <text:span text:style-name="T10">Problème</text:span><text:span text:style-name="T8"> de </text:span><text:span text:style-name="T10">labellisation</text:span></text:p>
      <text:p text:style-name="P1"><text:span text:style-name="T2"/></text:p>
      <text:p text:style-name="P2"><text:span text:style-name="T2">A</text:span><text:span text:style-name="T1">rchitecture de collecte :</text:span></text:p>
      <text:p text:style-name="P2"><text:span text:style-name="T1"/></text:p>
      <text:p text:style-name="P2"><text:span text:style-name="T1">Il y a d’un coté un </text:span><text:span text:style-name="T4">réseau</text:span><text:span text:style-name="T1"> de </text:span><text:span text:style-name="T4">victimes</text:span><text:span text:style-name="T1"> et d’un autre coté un réseau d’attaquant</text:span><text:span text:style-name="T4">s</text:span><text:span text:style-name="T1">. Les deux sont </text:span><text:span text:style-name="T4">reliés</text:span><text:span text:style-name="T1"> via internet.</text:span></text:p>
      <text:p text:style-name="P2"><text:span text:style-name="T1">Le </text:span><text:span text:style-name="T4">réseau</text:span><text:span text:style-name="T1"> de victime</text:span><text:span text:style-name="T4">s</text:span><text:span text:style-name="T1"> est constitué d’une diversité de terminaux communs (Windows, Linux, routeur, firewall, switch) alors que le </text:span><text:span text:style-name="T4">réseau</text:span><text:span text:style-name="T1"> des attaquants est constitué d’un routeur, d’un switch et de 4 pc (Kali pou Windows 8)</text:span></text:p>
      <text:p text:style-name="P2"><text:span text:style-name="T1"/></text:p>
      <text:p text:style-name="P2"><text:span text:style-name="T1">Génération de trafic bénin :</text:span></text:p>
      <text:p text:style-name="P2"><text:span text:style-name="T1"/></text:p>
      <text:p text:style-name="P2"><text:span text:style-name="T1">Nous </text:span><text:span text:style-name="T4">créons</text:span><text:span text:style-name="T1"> dans le réseau victime 25 profils d’utilisateurs </text:span><text:span text:style-name="T4">différent</text:span><text:span text:style-name="T1"> </text:span><text:span text:style-name="T3">à l’aide d’une </text:span><text:span text:style-name="T4">méthode</text:span><text:span text:style-name="T3"> de profilage. Chaque utilisateur à un jeu d’action</text:span><text:span text:style-name="T4">s</text:span><text:span text:style-name="T3"> abstraite</text:span><text:span text:style-name="T4">s</text:span><text:span text:style-name="T3"> propre (certains vont lire des email, d’autre aller sur internet, etc.) Chaque </text:span><text:span text:style-name="T4">profil</text:span><text:span text:style-name="T3"> </text:span><text:span text:style-name="T4">génère</text:span><text:span text:style-name="T3"> des actions à l’aide d’un </text:span><text:span text:style-name="T4">programme</text:span><text:span text:style-name="T3"> Java. Ces actions vont générer du trafic bénin. Nous avons donc un générateur automatique de trafic bénin</text:span></text:p>
      <text:p text:style-name="P2"><text:span text:style-name="T3"/></text:p>
      <text:p text:style-name="P3"><text:span text:style-name="T4">Génération</text:span><text:span text:style-name="T1"> d’attaques :</text:span></text:p>
      <text:p text:style-name="P3"><text:span text:style-name="T1"/></text:p>
      <text:p text:style-name="P3"><text:span text:style-name="T1">Nous </text:span><text:span text:style-name="T4">créons</text:span><text:span text:style-name="T1"> 6 </text:span><text:span text:style-name="T4">scenarios</text:span><text:span text:style-name="T1"> d’attaques </text:span><text:span text:style-name="T4">différents</text:span><text:span text:style-name="T1"> correspondants chacun à une grande famille d’attaque commune.</text:span></text:p>
      <text:p text:style-name="P3"><text:span text:style-name="T1"/></text:p>
      <text:p text:style-name="P3"><text:span text:style-name="T1">Création du dataset :</text:span></text:p>
      <text:p text:style-name="P3"><text:span text:style-name="T1"/></text:p>
      <text:p text:style-name="P3"><text:span text:style-name="T1">La collecte des données </text:span><text:span text:style-name="T4">s’étale</text:span><text:span text:style-name="T1"> sur </text:span><text:span text:style-name="T4">5 jours</text:span><text:span text:style-name="T1">. Le premier jour seul le trafic </text:span><text:span text:style-name="T4">bénin</text:span><text:span text:style-name="T1"> est enregistré, aucune attaque n’a lieu. Chaque type d’attaque est ensuite </text:span><text:span text:style-name="T4">exécuté</text:span><text:span text:style-name="T1"> sur un </text:span><text:span text:style-name="T4">créneau</text:span><text:span text:style-name="T1"> particulier de sorte que chaque jour ne puisse contenir qu’une seule forme d’attaque en plus du trafic normal.</text:span></text:p>
      <text:p text:style-name="P3"><text:span text:style-name="T1"/></text:p>
      <text:p text:style-name="P3"><text:span text:style-name="T1">Analyse :</text:span></text:p>
      <text:p text:style-name="P3"><text:soft-page-break/><text:span text:style-name="T1">On réalise l’analyse des trames réseau en extrayant 80 </text:span><text:span text:style-name="T4">paramètres</text:span><text:span text:style-name="T1"> à l’aide de CICFlowMeter. On étudie </text:span><text:span text:style-name="T4">après</text:span><text:span text:style-name="T1"> les </text:span><text:span text:style-name="T4">paramètres</text:span><text:span text:style-name="T1"> de trames les plus </text:span><text:span text:style-name="T4">déterminant</text:span><text:span text:style-name="T1"> pour chaque type d’attaque à l’aide d’une Random Forrest.</text:span></text:p>
      <text:p text:style-name="P3"><text:span text:style-name="T1">De plus nous essayons de classer les flux dans les </text:span><text:span text:style-name="T4">différents</text:span><text:span text:style-name="T1"> type d’attaque à l’aide d’une Random Forest et le résultat est convenable (acc = 0,98)</text:span></text:p>
      <text:p text:style-name="P3"><text:span text:style-name="T1"/></text:p>
      <text:p text:style-name="P3"><text:span text:style-name="T4">Évaluation</text:span><text:span text:style-name="T1"> du dataset :</text:span></text:p>
      <text:p text:style-name="P3"><text:span text:style-name="T1"/></text:p>
      <text:p text:style-name="P4"><text:span text:style-name="T1">La </text:span><text:span text:style-name="T4">topologie</text:span><text:span text:style-name="T1"> du réseau victime est général et </text:span><text:span text:style-name="T4">complète</text:span></text:p>
      <text:p text:style-name="P4"><text:span text:style-name="T1">Le trafic </text:span><text:span text:style-name="T4">est</text:span><text:span text:style-name="T1"> complet</text:span></text:p>
      <text:p text:style-name="P4"><text:span text:style-name="T1">Le dataset est correctement </text:span><text:span text:style-name="T4">labellisé</text:span></text:p>
      <text:p text:style-name="P4"><text:span text:style-name="T1">Les </text:span><text:span text:style-name="T4">interactions</text:span><text:span text:style-name="T1"> sont </text:span><text:span text:style-name="T4">complètes</text:span><text:span text:style-name="T1">, y compris entre deux </text:span><text:span text:style-name="T4">réseaux</text:span><text:span text:style-name="T1"> </text:span><text:span text:style-name="T4">différents</text:span></text:p>
      <text:p text:style-name="P4"><text:span text:style-name="T1">La capture est </text:span><text:span text:style-name="T4">complète</text:span><text:span text:style-name="T1">, nous avons </text:span><text:span text:style-name="T4">enregistré</text:span><text:span text:style-name="T1"> l’ensemble du trafic </text:span><text:span text:style-name="T4">grâce</text:span><text:span text:style-name="T1"> au port </text:span><text:span text:style-name="T4">miroir</text:span></text:p>
      <text:p text:style-name="P4"><text:span text:style-name="T4">Protocoles</text:span><text:span text:style-name="T1"> </text:span><text:span text:style-name="T4">diversifiés</text:span><text:span text:style-name="T1">, nous avons utilisé un grand nombre de protocoles </text:span><text:span text:style-name="T4">différents</text:span></text:p>
      <text:p text:style-name="P4"><text:span text:style-name="T1">Les attaques sont très </text:span><text:span text:style-name="T4">diverses</text:span></text:p>
      <text:p text:style-name="P4"><text:span text:style-name="T1">Il y a </text:span><text:span text:style-name="T4">différent</text:span><text:span text:style-name="T5">s</text:span><text:span text:style-name="T1"> type</text:span><text:span text:style-name="T5">s</text:span><text:span text:style-name="T1"> de données (les syscall des machines victimes, les captures réseaux, les memory dump)</text:span></text:p>
      <text:p text:style-name="P4"><text:span text:style-name="T1">Le dataset est facilement exploitable </text:span><text:span text:style-name="T5">grâce</text:span><text:span text:style-name="T1"> au </text:span><text:span text:style-name="T5">format</text:span><text:span text:style-name="T1"> csv</text:span></text:p>
      <text:p text:style-name="P4"><text:span text:style-name="T1">Des metadata sont disponib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6:03:49.083560255</meta:creation-date>
    <dc:date>2021-02-05T10:27:31.226169889</dc:date>
    <meta:editing-duration>PT4M2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39" meta:word-count="504" meta:character-count="3158" meta:non-whitespace-character-count="2693"/>
  </office:meta>
</office:document-meta>
</file>